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9ce9"/>
    </style:style>
    <style:style style:name="P2" style:family="paragraph" style:parent-style-name="Standard">
      <style:text-properties officeooo:rsid="000c9ce9" officeooo:paragraph-rsid="000c9ce9"/>
    </style:style>
    <style:style style:name="P3" style:family="paragraph" style:parent-style-name="Standard">
      <style:text-properties officeooo:rsid="000d4306" officeooo:paragraph-rsid="000d4306"/>
    </style:style>
    <style:style style:name="P4" style:family="paragraph" style:parent-style-name="Standard">
      <style:text-properties officeooo:paragraph-rsid="000c9ce9"/>
    </style:style>
    <style:style style:name="T1" style:family="text">
      <style:text-properties officeooo:rsid="000c9ce9"/>
    </style:style>
    <style:style style:name="T2" style:family="text">
      <style:text-properties officeooo:rsid="000d4306"/>
    </style:style>
    <style:style style:name="T3" style:family="text">
      <style:text-properties officeooo:rsid="000e95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Dentro de “src” crie uma pasta “lib” com arquivo “db.ts”:</text:span></text:p>
      <text:p text:style-name="Standard"/>
      <text:p text:style-name="Standard">import { PrismaClient } from '@prisma/client'</text:p>
      <text:p text:style-name="Standard"/>
      <text:p text:style-name="Standard">const prismaClientSingleton = () =&gt; {</text:p>
      <text:p text:style-name="Standard"><text:s text:c="2"/>return new PrismaClient()</text:p>
      <text:p text:style-name="Standard">}</text:p>
      <text:p text:style-name="Standard"/>
      <text:p text:style-name="Standard">declare global {</text:p>
      <text:p text:style-name="Standard"><text:s text:c="2"/>var prismaGlobal: undefined | ReturnType&lt;typeof prismaClientSingleton&gt;</text:p>
      <text:p text:style-name="Standard">}</text:p>
      <text:p text:style-name="Standard"/>
      <text:p text:style-name="Standard">const prisma = globalThis.prismaGlobal ?? prismaClientSingleton()</text:p>
      <text:p text:style-name="Standard"/>
      <text:p text:style-name="Standard">export default prisma</text:p>
      <text:p text:style-name="Standard"/>
      <text:p text:style-name="Standard">if (process.env.NODE_ENV !== 'production') globalThis.prismaGlobal = prisma</text:p>
      <text:p text:style-name="Standard"/>
      <text:p text:style-name="Standard">//<text:span text:style-name="T1">Criar dentro de “src” umas pasta “types” com o arquivo ”doador-request.interface.ts”:</text:span></text:p>
      <text:p text:style-name="Standard"/>
      <text:p text:style-name="Standard">export interface DoadorRequestPost{</text:p>
      <text:p text:style-name="Standard"><text:s text:c="4"/>nome:string</text:p>
      <text:p text:style-name="Standard"><text:s text:c="4"/>cpf: string</text:p>
      <text:p text:style-name="Standard"><text:s text:c="4"/>contato: string</text:p>
      <text:p text:style-name="Standard"><text:s text:c="4"/>tipoSanguineo: string</text:p>
      <text:p text:style-name="Standard"><text:s text:c="4"/>rh: string</text:p>
      <text:p text:style-name="Standard">}</text:p>
      <text:p text:style-name="Standard"/>
      <text:p text:style-name="Standard"/>
      <text:p text:style-name="Standard">//<text:span text:style-name="T1">Dentro da pasta “api” criar uma pasta “doador” com o arquivo “route.ts”:</text:span></text:p>
      <text:p text:style-name="Standard">//<text:span text:style-name="T1">OBS:caso erro o código esta no arquivo ”codigo1”</text:span></text:p>
      <text:p text:style-name="Standard"/>
      <text:p text:style-name="Standard">import { DoadorRequestPost } from "@/types/doador-request.interface"</text:p>
      <text:p text:style-name="Standard">import prisma from "@/lib/db"</text:p>
      <text:p text:style-name="Standard">import { Doador, RH, TipoSanguineo } from "@prisma/client"</text:p>
      <text:p text:style-name="Standard">import { NextRequest } from "next/server"</text:p>
      <text:p text:style-name="Standard"/>
      <text:p text:style-name="Standard">export async function GET(req: NextRequest){</text:p>
      <text:p text:style-name="Standard"><text:s text:c="4"/>const { searchParams } = req.nextUrl;</text:p>
      <text:p text:style-name="Standard"><text:s text:c="4"/>const codigo = searchParams.get("codigo");</text:p>
      <text:p text:style-name="Standard"><text:s text:c="4"/>const nome = searchParams.get("nome");</text:p>
      <text:p text:style-name="Standard"><text:s text:c="4"/>const cpf = searchParams.get("cpf");</text:p>
      <text:p text:style-name="Standard"><text:s text:c="4"/>const contato = searchParams.get("contato");</text:p>
      <text:p text:style-name="Standard"><text:s text:c="4"/>const tipoSanguineo = searchParams.get("tipoSanguineo");</text:p>
      <text:p text:style-name="Standard"><text:s text:c="4"/>const rh = searchParams.get("rh");</text:p>
      <text:p text:style-name="Standard"><text:s text:c="4"/>const tipoRhCorretos = searchParams.get("tipoRhCorretos");</text:p>
      <text:p text:style-name="Standard"/>
      <text:p text:style-name="Standard"><text:s text:c="4"/>let filtros: any = {};</text:p>
      <text:p text:style-name="Standard"/>
      <text:p text:style-name="Standard"><text:s text:c="4"/>// Verifica cada parâmetro e adiciona ao objeto de filtros se estiver definido</text:p>
      <text:p text:style-name="Standard"><text:s text:c="4"/>if (codigo) {</text:p>
      <text:p text:style-name="Standard"><text:s text:c="8"/>filtros.codigo = Number(codigo);</text:p>
      <text:p text:style-name="Standard"><text:soft-page-break/><text:s text:c="4"/>}</text:p>
      <text:p text:style-name="Standard"><text:s text:c="4"/>if (nome) {</text:p>
      <text:p text:style-name="Standard"><text:s text:c="8"/>filtros.nome = nome;</text:p>
      <text:p text:style-name="Standard"><text:s text:c="4"/>}</text:p>
      <text:p text:style-name="Standard"><text:s text:c="4"/>if (cpf) {</text:p>
      <text:p text:style-name="Standard"><text:s text:c="8"/>filtros.cpf = cpf;</text:p>
      <text:p text:style-name="Standard"><text:s text:c="4"/>}</text:p>
      <text:p text:style-name="Standard"><text:s text:c="4"/>if (contato) {</text:p>
      <text:p text:style-name="Standard"><text:s text:c="8"/>filtros.contato = contato;</text:p>
      <text:p text:style-name="Standard"><text:s text:c="4"/>}</text:p>
      <text:p text:style-name="Standard"><text:s text:c="4"/>if (Object.keys(TipoSanguineo).toString().includes(tipoSanguineo ?? "")) {</text:p>
      <text:p text:style-name="Standard"><text:s text:c="8"/>filtros.tipoSanguineo = TipoSanguineo[tipoSanguineo as keyof typeof TipoSanguineo];</text:p>
      <text:p text:style-name="Standard"><text:s text:c="4"/>}</text:p>
      <text:p text:style-name="Standard"><text:s text:c="4"/>if (Object.keys(RH).toString().includes(rh ?? "")) {</text:p>
      <text:p text:style-name="Standard"><text:s text:c="8"/>filtros.rh = RH[rh as keyof typeof RH];</text:p>
      <text:p text:style-name="Standard"><text:s text:c="4"/>}</text:p>
      <text:p text:style-name="Standard"><text:s text:c="4"/>if (tipoRhCorretos) {</text:p>
      <text:p text:style-name="Standard"><text:s text:c="8"/>filtros.tipoRhCorretos = tipoRhCorretos === "true";</text:p>
      <text:p text:style-name="Standard"><text:s text:c="4"/>}</text:p>
      <text:p text:style-name="Standard"/>
      <text:p text:style-name="Standard"><text:s text:c="4"/>const doadores = await prisma.doador.findMany({</text:p>
      <text:p text:style-name="Standard"><text:s text:c="8"/>where: {</text:p>
      <text:p text:style-name="Standard"><text:s text:c="12"/>...filtros,</text:p>
      <text:p text:style-name="Standard"><text:s text:c="12"/>ativo: true</text:p>
      <text:p text:style-name="Standard"><text:s text:c="8"/>}</text:p>
      <text:p text:style-name="Standard"><text:s text:c="4"/>});</text:p>
      <text:p text:style-name="Standard"/>
      <text:p text:style-name="Standard"><text:s text:c="4"/>return new Response(JSON.stringify(doadores), {</text:p>
      <text:p text:style-name="Standard"><text:s text:c="8"/>status: 200,</text:p>
      <text:p text:style-name="Standard"><text:s text:c="8"/>headers: {</text:p>
      <text:p text:style-name="Standard"><text:s text:c="12"/>"Content-Type": "application/json",</text:p>
      <text:p text:style-name="Standard"><text:s text:c="8"/>},</text:p>
      <text:p text:style-name="Standard"><text:s text:c="4"/>});</text:p>
      <text:p text:style-name="Standard">}</text:p>
      <text:p text:style-name="Standard">export async function POST(req: Request) {</text:p>
      <text:p text:style-name="Standard"><text:s text:c="4"/>const { nome, cpf, contato, tipoSanguineo, rh, tipoRhCorretos } = await req.json() as DoadorRequestPost</text:p>
      <text:p text:style-name="Standard"/>
      <text:p text:style-name="Standard"><text:s text:c="4"/>// Verifica cada parâmetro e adiciona ao objeto de filtros se estiver definido</text:p>
      <text:p text:style-name="Standard"><text:s text:c="4"/>if (!nome || !cpf || !contato || !Object.values(TipoSanguineo).includes(tipoSanguineo) || !Object.values(RH).includes(rh)) {</text:p>
      <text:p text:style-name="Standard"><text:s text:c="8"/>return new Response('Parâmetros inválidos', {</text:p>
      <text:p text:style-name="Standard"><text:s text:c="12"/>status: 400,</text:p>
      <text:p text:style-name="Standard"><text:s text:c="8"/>});</text:p>
      <text:p text:style-name="Standard"><text:s text:c="4"/>}</text:p>
      <text:p text:style-name="Standard"/>
      <text:p text:style-name="Standard"><text:s text:c="4"/>try {</text:p>
      <text:p text:style-name="Standard"><text:s text:c="8"/>const doador = await prisma.doador.create({</text:p>
      <text:p text:style-name="Standard"><text:s text:c="12"/>data:{</text:p>
      <text:p text:style-name="Standard"><text:s text:c="16"/>nome: nome,</text:p>
      <text:p text:style-name="Standard"><text:s text:c="16"/>cpf: cpf,</text:p>
      <text:p text:style-name="Standard"><text:s text:c="16"/>contato: contato,</text:p>
      <text:p text:style-name="Standard"><text:soft-page-break/><text:s text:c="16"/>tipoSanguineo: tipoSanguineo,</text:p>
      <text:p text:style-name="Standard"><text:s text:c="16"/>rh: rh,</text:p>
      <text:p text:style-name="Standard"><text:s text:c="16"/>tipoRhCorretos: Boolean(tipoRhCorretos)</text:p>
      <text:p text:style-name="Standard"><text:s text:c="12"/>}</text:p>
      <text:p text:style-name="Standard"><text:s text:c="8"/>});</text:p>
      <text:p text:style-name="Standard"/>
      <text:p text:style-name="Standard"><text:s text:c="8"/>return new Response(JSON.stringify(doador), {</text:p>
      <text:p text:style-name="Standard"><text:s text:c="12"/>status: 200,</text:p>
      <text:p text:style-name="Standard"><text:s text:c="12"/>headers: {</text:p>
      <text:p text:style-name="Standard"><text:s text:c="16"/>"Content-Type": "application/json",</text:p>
      <text:p text:style-name="Standard"><text:s text:c="12"/>},</text:p>
      <text:p text:style-name="Standard"><text:s text:c="8"/>});</text:p>
      <text:p text:style-name="Standard"><text:s text:c="4"/>} catch (error: any) {</text:p>
      <text:p text:style-name="Standard"><text:s text:c="8"/>console.error(error);</text:p>
      <text:p text:style-name="Standard"><text:s text:c="8"/>return new Response(`Erro ao salvar doador: ${error.message}`, {</text:p>
      <text:p text:style-name="Standard"><text:s text:c="12"/>status: 400,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export async function DELETE(req: NextRequest): Promise&lt;Response&gt; {</text:p>
      <text:p text:style-name="Standard"><text:s text:c="4"/>const codigo = req.nextUrl.searchParams.get("codigo");</text:p>
      <text:p text:style-name="Standard"/>
      <text:p text:style-name="Standard"><text:s text:c="4"/>if (!codigo) {</text:p>
      <text:p text:style-name="Standard"><text:s text:c="8"/>console.log(codigo);</text:p>
      <text:p text:style-name="Standard"><text:s text:c="8"/>return new Response('Parâmetros inválidos', {</text:p>
      <text:p text:style-name="Standard"><text:s text:c="12"/>status: 400,</text:p>
      <text:p text:style-name="Standard"><text:s text:c="8"/>});</text:p>
      <text:p text:style-name="Standard"><text:s text:c="4"/>}</text:p>
      <text:p text:style-name="Standard"/>
      <text:p text:style-name="Standard"><text:s text:c="4"/>try {</text:p>
      <text:p text:style-name="Standard"><text:s text:c="8"/>const doadorDeletado = await prisma.doador.update({</text:p>
      <text:p text:style-name="Standard"><text:s text:c="12"/>where: {</text:p>
      <text:p text:style-name="Standard"><text:s text:c="16"/>codigo: Number(codigo),</text:p>
      <text:p text:style-name="Standard"><text:s text:c="12"/>},</text:p>
      <text:p text:style-name="Standard"><text:s text:c="12"/>data: {</text:p>
      <text:p text:style-name="Standard"><text:s text:c="16"/>ativo: false,</text:p>
      <text:p text:style-name="Standard"><text:s text:c="12"/>}</text:p>
      <text:p text:style-name="Standard"><text:s text:c="8"/>});</text:p>
      <text:p text:style-name="Standard"/>
      <text:p text:style-name="Standard"><text:s text:c="8"/>if (!doadorDeletado) {</text:p>
      <text:p text:style-name="Standard"><text:s text:c="12"/>return new Response('Doador não encontrado', {</text:p>
      <text:p text:style-name="Standard"><text:s text:c="16"/>status: 404,</text:p>
      <text:p text:style-name="Standard"><text:s text:c="12"/>});</text:p>
      <text:p text:style-name="Standard"><text:s text:c="8"/>}</text:p>
      <text:p text:style-name="Standard"/>
      <text:p text:style-name="Standard"><text:s text:c="8"/>return new Response('Doador deletado com sucesso', {</text:p>
      <text:p text:style-name="Standard"><text:s text:c="12"/>status: 200,</text:p>
      <text:p text:style-name="Standard"><text:s text:c="8"/>});</text:p>
      <text:p text:style-name="Standard"><text:s text:c="4"/>} catch (error: any) {</text:p>
      <text:p text:style-name="Standard"><text:s text:c="8"/>return new Response(`Erro ao deletar doador: ${error.message}`, {</text:p>
      <text:p text:style-name="Standard"><text:s text:c="12"/>status: 400,</text:p>
      <text:p text:style-name="Standard"><text:soft-page-break/><text:s text:c="8"/>});</text:p>
      <text:p text:style-name="Standard"><text:s text:c="4"/>}</text:p>
      <text:p text:style-name="Standard">}</text:p>
      <text:p text:style-name="Standard"/>
      <text:p text:style-name="Standard">export async function PUT(req: Request): Promise&lt;Response&gt; {</text:p>
      <text:p text:style-name="Standard"><text:s text:c="4"/>const { codigo, nome, cpf, contato, tipoSanguineo, rh , tipoRhCorretos } = await req.json();</text:p>
      <text:p text:style-name="Standard"/>
      <text:p text:style-name="Standard"><text:s text:c="4"/>let data: Partial&lt;Doador&gt; = {};</text:p>
      <text:p text:style-name="Standard"/>
      <text:p text:style-name="Standard"><text:s text:c="4"/>if (nome) {</text:p>
      <text:p text:style-name="Standard"><text:s text:c="8"/>data.nome = nome;</text:p>
      <text:p text:style-name="Standard"><text:s text:c="4"/>}</text:p>
      <text:p text:style-name="Standard"><text:s text:c="4"/>if (cpf) {</text:p>
      <text:p text:style-name="Standard"><text:s text:c="8"/>data.cpf = cpf;</text:p>
      <text:p text:style-name="Standard"><text:s text:c="4"/>}</text:p>
      <text:p text:style-name="Standard"><text:s text:c="4"/>if (contato) {</text:p>
      <text:p text:style-name="Standard"><text:s text:c="8"/>data.contato = contato;</text:p>
      <text:p text:style-name="Standard"><text:s text:c="4"/>}</text:p>
      <text:p text:style-name="Standard"><text:s text:c="4"/>if (tipoSanguineo) {</text:p>
      <text:p text:style-name="Standard"><text:s text:c="8"/>data.tipoSanguineo = tipoSanguineo;</text:p>
      <text:p text:style-name="Standard"><text:s text:c="4"/>}</text:p>
      <text:p text:style-name="Standard"><text:s text:c="4"/>if (rh) {</text:p>
      <text:p text:style-name="Standard"><text:s text:c="8"/>data.rh = rh;</text:p>
      <text:p text:style-name="Standard"><text:s text:c="4"/>}</text:p>
      <text:p text:style-name="Standard"><text:s text:c="4"/>data.tipoRhCorretos = Boolean(tipoRhCorretos);</text:p>
      <text:p text:style-name="Standard"/>
      <text:p text:style-name="Standard"><text:s text:c="4"/>if (Object.keys(data).length === 0) {</text:p>
      <text:p text:style-name="Standard"><text:s text:c="8"/>return new Response('Parâmetros inválidos', {</text:p>
      <text:p text:style-name="Standard"><text:s text:c="12"/>status: 400,</text:p>
      <text:p text:style-name="Standard"><text:s text:c="8"/>});</text:p>
      <text:p text:style-name="Standard"><text:s text:c="4"/>}</text:p>
      <text:p text:style-name="Standard"/>
      <text:p text:style-name="Standard"><text:s text:c="4"/>try {</text:p>
      <text:p text:style-name="Standard"><text:s text:c="8"/>const doadorAtualizado = await prisma.doador.update({</text:p>
      <text:p text:style-name="Standard"><text:s text:c="12"/>where: {</text:p>
      <text:p text:style-name="Standard"><text:s text:c="16"/>codigo: Number(codigo),</text:p>
      <text:p text:style-name="Standard"><text:s text:c="12"/>},</text:p>
      <text:p text:style-name="Standard"><text:s text:c="12"/>data: data</text:p>
      <text:p text:style-name="Standard"><text:s text:c="8"/>});</text:p>
      <text:p text:style-name="Standard"/>
      <text:p text:style-name="Standard"><text:s text:c="8"/>if (!doadorAtualizado) {</text:p>
      <text:p text:style-name="Standard"><text:s text:c="12"/>return new Response('Doador não encontrado', {</text:p>
      <text:p text:style-name="Standard"><text:s text:c="16"/>status: 404,</text:p>
      <text:p text:style-name="Standard"><text:s text:c="12"/>});</text:p>
      <text:p text:style-name="Standard"><text:s text:c="8"/>}</text:p>
      <text:p text:style-name="Standard"/>
      <text:p text:style-name="Standard"><text:s text:c="8"/>return new Response('Doador atualizado com sucesso', {</text:p>
      <text:p text:style-name="Standard"><text:s text:c="12"/>status: 200,</text:p>
      <text:p text:style-name="Standard"><text:s text:c="8"/>});</text:p>
      <text:p text:style-name="Standard"><text:s text:c="4"/>} catch (error: any) {</text:p>
      <text:p text:style-name="Standard"><text:s text:c="8"/>return new Response(`Erro ao atualizar doador: ${error.message}`, {</text:p>
      <text:p text:style-name="Standard"><text:s text:c="12"/>status: 400,</text:p>
      <text:p text:style-name="Standard"><text:soft-page-break/><text:s text:c="8"/>});</text:p>
      <text:p text:style-name="Standard"><text:s text:c="4"/>}</text:p>
      <text:p text:style-name="Standard">}</text:p>
      <text:p text:style-name="Standard"/>
      <text:p text:style-name="Standard"/>
      <text:p text:style-name="Standard">// <text:span text:style-name="T1">Rodar os comandos:</text:span></text:p>
      <text:p text:style-name="Standard"/>
      <text:p text:style-name="Standard">npm install nextui-cli -g</text:p>
      <text:p text:style-name="Standard"/>
      <text:p text:style-name="P2">nextui add</text:p>
      <text:p text:style-name="P2"/>
      <text:p text:style-name="P2">//usando a setas pra cima e pra baixo e a direita pra selecionar selecione: button, card, checkbox, //input, modal, radio, select, spinner, table, <text:span text:style-name="T3">autocomplete, date-picker</text:span></text:p>
      <text:p text:style-name="P2">//De enter para terminar</text:p>
      <text:p text:style-name="P2"/>
      <text:p text:style-name="P2"/>
      <text:p text:style-name="Standard"/>
      <text:p text:style-name="Standard">//<text:span text:style-name="T1">No arquivo “page.tsx” :</text:span></text:p>
      <text:p text:style-name="P1">//<text:span text:style-name="T1">OBS:caso erro o código esta no arquivo ”codigo2”</text:span></text:p>
      <text:p text:style-name="P1"/>
      <text:p text:style-name="Standard">"use client";</text:p>
      <text:p text:style-name="Standard">import { Button, ButtonGroup } from "@nextui-org/button";</text:p>
      <text:p text:style-name="Standard">import { Card, CardBody, CardFooter, CardHeader } from "@nextui-org/card";</text:p>
      <text:p text:style-name="Standard">import { Checkbox } from "@nextui-org/checkbox";</text:p>
      <text:p text:style-name="Standard">import { Input } from "@nextui-org/input";</text:p>
      <text:p text:style-name="Standard">import { Radio, RadioGroup } from "@nextui-org/radio";</text:p>
      <text:p text:style-name="Standard">import { Select, SelectItem } from "@nextui-org/select";</text:p>
      <text:p text:style-name="Standard">import Link from "next/link";</text:p>
      <text:p text:style-name="Standard">import { FormEvent, useState } from "react";</text:p>
      <text:p text:style-name="Standard"/>
      <text:p text:style-name="Standard">export default function Home() {</text:p>
      <text:p text:style-name="Standard"><text:s text:c="2"/>const [pending, setPending] = useState(false);</text:p>
      <text:p text:style-name="Standard"/>
      <text:p text:style-name="Standard"><text:s text:c="2"/>async function handleSubmit(event: FormEvent) {</text:p>
      <text:p text:style-name="Standard"><text:s text:c="4"/>event.preventDefault();</text:p>
      <text:p text:style-name="Standard"><text:s text:c="4"/>setPending(true);</text:p>
      <text:p text:style-name="Standard"><text:s text:c="4"/>const form = new FormData(event.target as HTMLFormElement);</text:p>
      <text:p text:style-name="Standard"><text:s text:c="4"/>const nome = form.get("nome") as string;</text:p>
      <text:p text:style-name="Standard"><text:s text:c="4"/>const cpf = form.get("cpf") as string;</text:p>
      <text:p text:style-name="Standard"><text:s text:c="4"/>const contato = form.get("contato") as string;</text:p>
      <text:p text:style-name="Standard"><text:s text:c="4"/>const tipoSanguineo = form.get("tipoSanguineo") as string;</text:p>
      <text:p text:style-name="Standard"><text:s text:c="4"/>const rh = form.get("rh") as string;</text:p>
      <text:p text:style-name="Standard"><text:s text:c="4"/>const tipoRhCorretos = form.get("tipoRhCorretos") as string;</text:p>
      <text:p text:style-name="Standard"/>
      <text:p text:style-name="Standard"><text:s text:c="4"/>console.log({</text:p>
      <text:p text:style-name="Standard"><text:s text:c="6"/>nome,</text:p>
      <text:p text:style-name="Standard"><text:s text:c="6"/>cpf,</text:p>
      <text:p text:style-name="Standard"><text:s text:c="6"/>contato,</text:p>
      <text:p text:style-name="Standard"><text:s text:c="6"/>tipoSanguineo,</text:p>
      <text:p text:style-name="Standard"><text:s text:c="6"/>rh,</text:p>
      <text:p text:style-name="Standard"><text:s text:c="6"/>tipoRhCorretos,</text:p>
      <text:p text:style-name="Standard"><text:s text:c="4"/>});</text:p>
      <text:p text:style-name="Standard"><text:soft-page-break/></text:p>
      <text:p text:style-name="Standard"><text:s text:c="4"/>const response = await fetch("/api/doador", {</text:p>
      <text:p text:style-name="Standard"><text:s text:c="6"/>method: "POST",</text:p>
      <text:p text:style-name="Standard"><text:s text:c="6"/>body: JSON.stringify({</text:p>
      <text:p text:style-name="Standard"><text:s text:c="8"/>nome,</text:p>
      <text:p text:style-name="Standard"><text:s text:c="8"/>cpf,</text:p>
      <text:p text:style-name="Standard"><text:s text:c="8"/>contato,</text:p>
      <text:p text:style-name="Standard"><text:s text:c="8"/>tipoSanguineo,</text:p>
      <text:p text:style-name="Standard"><text:s text:c="8"/>rh,</text:p>
      <text:p text:style-name="Standard"><text:s text:c="8"/>tipoRhCorretos,</text:p>
      <text:p text:style-name="Standard"><text:s text:c="6"/>}),</text:p>
      <text:p text:style-name="Standard"><text:s text:c="4"/>});</text:p>
      <text:p text:style-name="Standard"/>
      <text:p text:style-name="Standard"><text:s text:c="4"/>setPending(false);</text:p>
      <text:p text:style-name="Standard"/>
      <text:p text:style-name="Standard"><text:s text:c="4"/>// Clear form</text:p>
      <text:p text:style-name="Standard"><text:s text:c="4"/>(event.target as HTMLFormElement).reset();</text:p>
      <text:p text:style-name="Standard"/>
      <text:p text:style-name="Standard"><text:s text:c="4"/>if (response.ok) {</text:p>
      <text:p text:style-name="Standard"><text:s text:c="6"/>alert("Doador cadastrado com sucesso");</text:p>
      <text:p text:style-name="Standard"><text:s text:c="4"/>} else {</text:p>
      <text:p text:style-name="Standard"><text:s text:c="6"/>alert("Erro ao cadastrar doador");</text:p>
      <text:p text:style-name="Standard"><text:s text:c="4"/>}</text:p>
      <text:p text:style-name="Standard"><text:s text:c="2"/>}</text:p>
      <text:p text:style-name="Standard"/>
      <text:p text:style-name="Standard"><text:s text:c="2"/>return (</text:p>
      <text:p text:style-name="Standard"><text:s text:c="4"/>&lt;main&gt;</text:p>
      <text:p text:style-name="Standard"><text:s text:c="6"/>&lt;Card className="w-[400px] h-max py-2"&gt;</text:p>
      <text:p text:style-name="Standard"><text:s text:c="8"/>&lt;CardHeader&gt;</text:p>
      <text:p text:style-name="Standard"><text:s text:c="10"/>&lt;h1 className="w-full text-2xl font-bold text-center"&gt;</text:p>
      <text:p text:style-name="Standard"><text:s text:c="12"/>Cadastrar Usuário</text:p>
      <text:p text:style-name="Standard"><text:s text:c="10"/>&lt;/h1&gt;</text:p>
      <text:p text:style-name="Standard"><text:s text:c="8"/>&lt;/CardHeader&gt;</text:p>
      <text:p text:style-name="Standard"><text:s text:c="8"/>&lt;CardBody&gt;</text:p>
      <text:p text:style-name="Standard"><text:s text:c="10"/>&lt;form onSubmit={handleSubmit} className="space-y-4 grid"&gt;</text:p>
      <text:p text:style-name="Standard"><text:s text:c="12"/>&lt;Input</text:p>
      <text:p text:style-name="Standard"><text:s text:c="14"/>label="Nome"</text:p>
      <text:p text:style-name="Standard"><text:s text:c="14"/>name="nome"</text:p>
      <text:p text:style-name="Standard"><text:s text:c="14"/>placeholder="Digite seu nome"</text:p>
      <text:p text:style-name="Standard"><text:s text:c="14"/>isRequired</text:p>
      <text:p text:style-name="Standard"><text:s text:c="12"/>/&gt;</text:p>
      <text:p text:style-name="Standard"><text:s text:c="12"/>&lt;Input</text:p>
      <text:p text:style-name="Standard"><text:s text:c="14"/>label="CPF"</text:p>
      <text:p text:style-name="Standard"><text:s text:c="14"/>name="cpf"</text:p>
      <text:p text:style-name="Standard"><text:s text:c="14"/>placeholder="Digite seu CPF"</text:p>
      <text:p text:style-name="Standard"><text:s text:c="14"/>isRequired</text:p>
      <text:p text:style-name="Standard"><text:s text:c="12"/>/&gt;</text:p>
      <text:p text:style-name="Standard"><text:s text:c="12"/>&lt;Input</text:p>
      <text:p text:style-name="Standard"><text:s text:c="14"/>label="Contato"</text:p>
      <text:p text:style-name="Standard"><text:s text:c="14"/>name="contato"</text:p>
      <text:p text:style-name="Standard"><text:s text:c="14"/>placeholder="Digite seu contato"</text:p>
      <text:p text:style-name="Standard"><text:s text:c="14"/>isRequired</text:p>
      <text:p text:style-name="Standard"><text:soft-page-break/><text:s text:c="12"/>/&gt;</text:p>
      <text:p text:style-name="Standard"><text:s text:c="12"/>&lt;Select</text:p>
      <text:p text:style-name="Standard"><text:s text:c="14"/>label="Tipo Sanguíneo"</text:p>
      <text:p text:style-name="Standard"><text:s text:c="14"/>placeholder="Selecione"</text:p>
      <text:p text:style-name="Standard"><text:s text:c="14"/>name="tipoSanguineo"</text:p>
      <text:p text:style-name="Standard"><text:s text:c="14"/>isRequired</text:p>
      <text:p text:style-name="Standard"><text:s text:c="12"/>&gt;</text:p>
      <text:p text:style-name="Standard"><text:s text:c="14"/>&lt;SelectItem key="A" value="A"&gt;</text:p>
      <text:p text:style-name="Standard"><text:s text:c="16"/>A</text:p>
      <text:p text:style-name="Standard"><text:s text:c="14"/>&lt;/SelectItem&gt;</text:p>
      <text:p text:style-name="Standard"><text:s text:c="14"/>&lt;SelectItem key="B" value="B"&gt;</text:p>
      <text:p text:style-name="Standard"><text:s text:c="16"/>B</text:p>
      <text:p text:style-name="Standard"><text:s text:c="14"/>&lt;/SelectItem&gt;</text:p>
      <text:p text:style-name="Standard"><text:s text:c="14"/>&lt;SelectItem key="AB" value="AB"&gt;</text:p>
      <text:p text:style-name="Standard"><text:s text:c="16"/>AB</text:p>
      <text:p text:style-name="Standard"><text:s text:c="14"/>&lt;/SelectItem&gt;</text:p>
      <text:p text:style-name="Standard"><text:s text:c="14"/>&lt;SelectItem key="O" value="O"&gt;</text:p>
      <text:p text:style-name="Standard"><text:s text:c="16"/>O</text:p>
      <text:p text:style-name="Standard"><text:s text:c="14"/>&lt;/SelectItem&gt;</text:p>
      <text:p text:style-name="Standard"><text:s text:c="12"/>&lt;/Select&gt;</text:p>
      <text:p text:style-name="Standard"><text:s text:c="12"/>&lt;RadioGroup</text:p>
      <text:p text:style-name="Standard"><text:s text:c="14"/>name="rh"</text:p>
      <text:p text:style-name="Standard"><text:s text:c="14"/>label="Rh"</text:p>
      <text:p text:style-name="Standard"><text:s text:c="14"/>orientation="horizontal"</text:p>
      <text:p text:style-name="Standard"><text:s text:c="14"/>isRequired</text:p>
      <text:p text:style-name="Standard"><text:s text:c="12"/>&gt;</text:p>
      <text:p text:style-name="Standard"><text:s text:c="14"/>&lt;Radio key="positivo" value="POSITIVO"&gt;</text:p>
      <text:p text:style-name="Standard"><text:s text:c="16"/>Positivo</text:p>
      <text:p text:style-name="Standard"><text:s text:c="14"/>&lt;/Radio&gt;</text:p>
      <text:p text:style-name="Standard"><text:s text:c="14"/>&lt;Radio key="negativo" value="NEGATIVO"&gt;</text:p>
      <text:p text:style-name="Standard"><text:s text:c="16"/>Negativo</text:p>
      <text:p text:style-name="Standard"><text:s text:c="14"/>&lt;/Radio&gt;</text:p>
      <text:p text:style-name="Standard"><text:s text:c="12"/>&lt;/RadioGroup&gt;</text:p>
      <text:p text:style-name="Standard"><text:s text:c="12"/>&lt;Checkbox className="block" name="tipoRhCorretos" value="true"&gt;</text:p>
      <text:p text:style-name="Standard"><text:s text:c="14"/>Tipo Sanguíneo e Rh corretos</text:p>
      <text:p text:style-name="Standard"><text:s text:c="12"/>&lt;/Checkbox&gt;</text:p>
      <text:p text:style-name="Standard"><text:s text:c="12"/>&lt;Button type="submit" className="justify-self-center" isLoading={pending}&gt;</text:p>
      <text:p text:style-name="Standard"><text:s text:c="14"/>Cadastrar</text:p>
      <text:p text:style-name="Standard"><text:s text:c="12"/>&lt;/Button&gt;</text:p>
      <text:p text:style-name="Standard"><text:s text:c="10"/>&lt;/form&gt;</text:p>
      <text:p text:style-name="Standard"><text:s text:c="8"/>&lt;/CardBody&gt;</text:p>
      <text:p text:style-name="Standard"><text:s text:c="6"/>&lt;/Card&gt;</text:p>
      <text:p text:style-name="Standard"><text:s text:c="4"/>&lt;/main&gt;</text:p>
      <text:p text:style-name="Standard"><text:s text:c="2"/>);</text:p>
      <text:p text:style-name="Standard">}</text:p>
      <text:p text:style-name="Standard"/>
      <text:p text:style-name="Standard">//<text:span text:style-name="T1">Na pasta “app” criar a pasta “buscaDoador” com o arquivo page.tsx :</text:span></text:p>
      <text:p text:style-name="P1">//<text:span text:style-name="T1">OBS:caso erro o código esta no arquivo ”codigo3”</text:span></text:p>
      <text:p text:style-name="P1"/>
      <text:p text:style-name="Standard">"use client";</text:p>
      <text:p text:style-name="Standard">import { Button, ButtonGroup } from "@nextui-org/button";</text:p>
      <text:p text:style-name="Standard">import { Card, CardBody, CardFooter, CardHeader } from "@nextui-org/card";</text:p>
      <text:p text:style-name="Standard"><text:soft-page-break/>import { Checkbox } from "@nextui-org/checkbox";</text:p>
      <text:p text:style-name="Standard">import { Input } from "@nextui-org/input";</text:p>
      <text:p text:style-name="Standard">import { Radio, RadioGroup } from "@nextui-org/radio";</text:p>
      <text:p text:style-name="Standard">import { Select, SelectItem } from "@nextui-org/select";</text:p>
      <text:p text:style-name="Standard">import Link from "next/link";</text:p>
      <text:p text:style-name="Standard">import { useRouter } from "next/navigation";</text:p>
      <text:p text:style-name="Standard">import { FormEvent } from "react";</text:p>
      <text:p text:style-name="Standard"/>
      <text:p text:style-name="Standard">export default function BuscaDoador() {</text:p>
      <text:p text:style-name="Standard"><text:s text:c="2"/>const router = useRouter();</text:p>
      <text:p text:style-name="Standard">async function handleSubmit(event: FormEvent) {</text:p>
      <text:p text:style-name="Standard"><text:s text:c="4"/>event.preventDefault();</text:p>
      <text:p text:style-name="Standard"><text:s text:c="4"/>const form = new FormData(event.target as HTMLFormElement);</text:p>
      <text:p text:style-name="Standard"><text:s text:c="4"/>const nome = form.get("nome") as string;</text:p>
      <text:p text:style-name="Standard"><text:s text:c="4"/>const cpf = form.get("cpf") as string;</text:p>
      <text:p text:style-name="Standard"><text:s text:c="4"/>const contato = form.get("contato") as string;</text:p>
      <text:p text:style-name="Standard"><text:s text:c="4"/>const tipoSanguineo = form.get("tipoSanguineo") as string;</text:p>
      <text:p text:style-name="Standard"><text:s text:c="4"/>const rh = form.get("rh") as string;</text:p>
      <text:p text:style-name="Standard"/>
      <text:p text:style-name="Standard"><text:s text:c="4"/>const searchParams = new URLSearchParams();</text:p>
      <text:p text:style-name="Standard"/>
      <text:p text:style-name="Standard"><text:s text:c="4"/>if (nome) searchParams.append("nome", nome);</text:p>
      <text:p text:style-name="Standard"><text:s text:c="4"/>if (cpf) searchParams.append("cpf", cpf);</text:p>
      <text:p text:style-name="Standard"><text:s text:c="4"/>if (contato) searchParams.append("contato", contato);</text:p>
      <text:p text:style-name="Standard"><text:s text:c="4"/>if (tipoSanguineo &amp;&amp; tipoSanguineo != "TODOS") searchParams.append("tipoSanguineo", tipoSanguineo);</text:p>
      <text:p text:style-name="Standard"><text:s text:c="4"/>if (rh &amp;&amp; rh != "TODOS") searchParams.append("rh", rh);</text:p>
      <text:p text:style-name="Standard"/>
      <text:p text:style-name="Standard"><text:s text:c="4"/>router.push("/resultDoador?" + searchParams.toString());</text:p>
      <text:p text:style-name="Standard"/>
      <text:p text:style-name="Standard"><text:s text:c="4"/>// Clear form</text:p>
      <text:p text:style-name="Standard"><text:s text:c="4"/>(event.target as HTMLFormElement).reset();</text:p>
      <text:p text:style-name="Standard">}</text:p>
      <text:p text:style-name="Standard"><text:s text:c="2"/>return (</text:p>
      <text:p text:style-name="Standard"><text:s text:c="4"/>&lt;main className="h-screen flex flex-col items-center justify-center gap-y-2"&gt;</text:p>
      <text:p text:style-name="Standard"><text:s text:c="6"/>&lt;Card className="w-[400px] h-[490px]"&gt;</text:p>
      <text:p text:style-name="Standard"><text:s text:c="8"/>&lt;CardHeader&gt;</text:p>
      <text:p text:style-name="Standard"><text:s text:c="10"/>&lt;h1 className="w-full text-2xl font-bold text-center"&gt;</text:p>
      <text:p text:style-name="Standard"><text:s text:c="12"/>Buscar Usuários</text:p>
      <text:p text:style-name="Standard"><text:s text:c="10"/>&lt;/h1&gt;</text:p>
      <text:p text:style-name="Standard"><text:s text:c="8"/>&lt;/CardHeader&gt;</text:p>
      <text:p text:style-name="Standard"><text:s text:c="8"/>&lt;CardBody&gt;</text:p>
      <text:p text:style-name="Standard"><text:s text:c="10"/>&lt;form onSubmit={handleSubmit} className="space-y-4 grid"&gt;</text:p>
      <text:p text:style-name="Standard"><text:s text:c="12"/>&lt;Input label="Nome" name="nome" placeholder="Digite seu nome" /&gt;</text:p>
      <text:p text:style-name="Standard"><text:s text:c="12"/>&lt;Input label="CPF" name="cpf" placeholder="Digite seu CPF" /&gt;</text:p>
      <text:p text:style-name="Standard"><text:s text:c="12"/>&lt;Input</text:p>
      <text:p text:style-name="Standard"><text:s text:c="14"/>label="Contato"</text:p>
      <text:p text:style-name="Standard"><text:s text:c="14"/>name="contato"</text:p>
      <text:p text:style-name="Standard"><text:s text:c="14"/>placeholder="Digite seu contato"</text:p>
      <text:p text:style-name="Standard"><text:s text:c="12"/>/&gt;</text:p>
      <text:p text:style-name="Standard"><text:s text:c="12"/>&lt;Select</text:p>
      <text:p text:style-name="Standard"><text:s text:c="14"/>label="Tipo Sanguíneo"</text:p>
      <text:p text:style-name="Standard"><text:soft-page-break/><text:s text:c="14"/>placeholder="Selecione"</text:p>
      <text:p text:style-name="Standard"><text:s text:c="14"/>name="tipoSanguineo"</text:p>
      <text:p text:style-name="Standard"><text:s text:c="14"/>defaultSelectedKeys={["TODOS"]}</text:p>
      <text:p text:style-name="Standard"><text:s text:c="12"/>&gt;</text:p>
      <text:p text:style-name="Standard"><text:s text:c="14"/>&lt;SelectItem key="A" value="A"&gt;</text:p>
      <text:p text:style-name="Standard"><text:s text:c="16"/>A</text:p>
      <text:p text:style-name="Standard"><text:s text:c="14"/>&lt;/SelectItem&gt;</text:p>
      <text:p text:style-name="Standard"><text:s text:c="14"/>&lt;SelectItem key="B" value="B"&gt;</text:p>
      <text:p text:style-name="Standard"><text:s text:c="16"/>B</text:p>
      <text:p text:style-name="Standard"><text:s text:c="14"/>&lt;/SelectItem&gt;</text:p>
      <text:p text:style-name="Standard"><text:s text:c="14"/>&lt;SelectItem key="AB" value="AB"&gt;</text:p>
      <text:p text:style-name="Standard"><text:s text:c="16"/>AB</text:p>
      <text:p text:style-name="Standard"><text:s text:c="14"/>&lt;/SelectItem&gt;</text:p>
      <text:p text:style-name="Standard"><text:s text:c="14"/>&lt;SelectItem key="O" value="O"&gt;</text:p>
      <text:p text:style-name="Standard"><text:s text:c="16"/>O</text:p>
      <text:p text:style-name="Standard"><text:s text:c="14"/>&lt;/SelectItem&gt;</text:p>
      <text:p text:style-name="Standard"><text:s text:c="14"/>&lt;SelectItem key="TODOS" value="TODOS"&gt;</text:p>
      <text:p text:style-name="Standard"><text:s text:c="16"/>Todos</text:p>
      <text:p text:style-name="Standard"><text:s text:c="16"/>&lt;/SelectItem&gt;</text:p>
      <text:p text:style-name="Standard"><text:s text:c="12"/>&lt;/Select&gt;</text:p>
      <text:p text:style-name="Standard"><text:s text:c="12"/>&lt;RadioGroup name="rh" label="Rh" orientation="horizontal" defaultValue="TODOS"&gt;</text:p>
      <text:p text:style-name="Standard"><text:s text:c="14"/>&lt;Radio key="positivo" value="POSITIVO"&gt;</text:p>
      <text:p text:style-name="Standard"><text:s text:c="16"/>Positivo</text:p>
      <text:p text:style-name="Standard"><text:s text:c="14"/>&lt;/Radio&gt;</text:p>
      <text:p text:style-name="Standard"><text:s text:c="14"/>&lt;Radio key="negativo" value="NEGATIVO"&gt;</text:p>
      <text:p text:style-name="Standard"><text:s text:c="16"/>Negativo</text:p>
      <text:p text:style-name="Standard"><text:s text:c="14"/>&lt;/Radio&gt;</text:p>
      <text:p text:style-name="Standard"><text:s text:c="14"/>&lt;Radio key="todos" value="TODOS"&gt;</text:p>
      <text:p text:style-name="Standard"><text:s text:c="16"/>Todos</text:p>
      <text:p text:style-name="Standard"><text:s text:c="14"/>&lt;/Radio&gt;</text:p>
      <text:p text:style-name="Standard"><text:s text:c="12"/>&lt;/RadioGroup&gt;</text:p>
      <text:p text:style-name="Standard"><text:s text:c="12"/>&lt;Button type="submit" className="justify-self-center"&gt;</text:p>
      <text:p text:style-name="Standard"><text:s text:c="16"/>Buscar <text:s/></text:p>
      <text:p text:style-name="Standard"><text:s text:c="12"/>&lt;/Button&gt;</text:p>
      <text:p text:style-name="Standard"><text:s text:c="10"/>&lt;/form&gt;</text:p>
      <text:p text:style-name="Standard"><text:s text:c="8"/>&lt;/CardBody&gt;</text:p>
      <text:p text:style-name="Standard"><text:s text:c="6"/>&lt;/Card&gt;</text:p>
      <text:p text:style-name="Standard"><text:s text:c="4"/>&lt;/main&gt;</text:p>
      <text:p text:style-name="Standard"><text:s text:c="2"/>);</text:p>
      <text:p text:style-name="Standard">}</text:p>
      <text:p text:style-name="Standard"/>
      <text:p text:style-name="P1">//<text:span text:style-name="T1">Na pasta “app” criar a pasta “mudaDoador” com o arquivo page.tsx :</text:span></text:p>
      <text:p text:style-name="P1">//<text:span text:style-name="T1">OBS:caso erro o código esta no arquivo ”codigo4”</text:span></text:p>
      <text:p text:style-name="P1"/>
      <text:p text:style-name="P1">"use client";</text:p>
      <text:p text:style-name="P1">import { Button, ButtonGroup } from "@nextui-org/button";</text:p>
      <text:p text:style-name="P1">import { Card, CardBody, CardFooter, CardHeader } from "@nextui-org/card";</text:p>
      <text:p text:style-name="P1">import { Checkbox } from "@nextui-org/checkbox";</text:p>
      <text:p text:style-name="P1">import { Input } from "@nextui-org/input";</text:p>
      <text:p text:style-name="P1">import { Radio, RadioGroup } from "@nextui-org/radio";</text:p>
      <text:p text:style-name="P1">import { Select, SelectItem } from "@nextui-org/select";</text:p>
      <text:p text:style-name="P1">import Link from "next/link";</text:p>
      <text:p text:style-name="P1"><text:soft-page-break/>import { useSearchParams } from "next/navigation";</text:p>
      <text:p text:style-name="P1">import { useRouter } from "next/navigation";</text:p>
      <text:p text:style-name="P1">import { FormEvent, use, useEffect } from "react";</text:p>
      <text:p text:style-name="P1"/>
      <text:p text:style-name="P1">export default function MudaDoador() {</text:p>
      <text:p text:style-name="P1"><text:s text:c="4"/>const router = useRouter();</text:p>
      <text:p text:style-name="P1"><text:s text:c="4"/>const searchParams = useSearchParams();</text:p>
      <text:p text:style-name="P1"><text:s text:c="4"/>const codigo = searchParams.get("codigo");</text:p>
      <text:p text:style-name="P1"><text:s text:c="2"/>async function handleSubmit(event: FormEvent) {</text:p>
      <text:p text:style-name="P1"><text:s text:c="4"/>event.preventDefault();</text:p>
      <text:p text:style-name="P1"><text:s text:c="4"/>const form = new FormData(event.target as HTMLFormElement);</text:p>
      <text:p text:style-name="P1"><text:s text:c="4"/>const inputCodigo = form.get("codigo") as string;</text:p>
      <text:p text:style-name="P1"><text:s text:c="4"/>const nome = form.get("nome") as string;</text:p>
      <text:p text:style-name="P1"><text:s text:c="4"/>const cpf = form.get("cpf") as string;</text:p>
      <text:p text:style-name="P1"><text:s text:c="4"/>const contato = form.get("contato") as string;</text:p>
      <text:p text:style-name="P1"><text:s text:c="4"/>const tipoSanguineo = form.get("tipoSanguineo") as string;</text:p>
      <text:p text:style-name="P1"><text:s text:c="4"/>const rh = form.get("rh") as string;</text:p>
      <text:p text:style-name="P1"><text:s text:c="4"/>const tipoRhCorretos = form.get("tipoRhCorretos") as string;</text:p>
      <text:p text:style-name="P1"/>
      <text:p text:style-name="P1"><text:s text:c="4"/>const response = await fetch("/api/doador", {</text:p>
      <text:p text:style-name="P1"><text:s text:c="6"/>method: "PUT",</text:p>
      <text:p text:style-name="P1"><text:s text:c="6"/>body: JSON.stringify({</text:p>
      <text:p text:style-name="P1"><text:s text:c="8"/>inputCodigo,</text:p>
      <text:p text:style-name="P1"><text:s text:c="8"/>codigo,</text:p>
      <text:p text:style-name="P1"><text:s text:c="8"/>nome,</text:p>
      <text:p text:style-name="P1"><text:s text:c="8"/>cpf,</text:p>
      <text:p text:style-name="P1"><text:s text:c="8"/>contato,</text:p>
      <text:p text:style-name="P1"><text:s text:c="8"/>tipoSanguineo,</text:p>
      <text:p text:style-name="P1"><text:s text:c="8"/>rh,</text:p>
      <text:p text:style-name="P1"><text:s text:c="8"/>tipoRhCorretos,</text:p>
      <text:p text:style-name="P1"><text:s text:c="6"/>}),</text:p>
      <text:p text:style-name="P1"><text:s text:c="4"/>});</text:p>
      <text:p text:style-name="P1"/>
      <text:p text:style-name="P1"><text:s text:c="4"/>router.push(`/resultDoador?codigo=${inputCodigo}`);</text:p>
      <text:p text:style-name="P1"/>
      <text:p text:style-name="P1"><text:s text:c="4"/>if (response.ok) {</text:p>
      <text:p text:style-name="P1"><text:s text:c="6"/>alert("Doador alterado com sucesso");</text:p>
      <text:p text:style-name="P1"><text:s text:c="4"/>} else {</text:p>
      <text:p text:style-name="P1"><text:s text:c="6"/>alert("Erro ao alterar doador");</text:p>
      <text:p text:style-name="P1"><text:s text:c="4"/>}</text:p>
      <text:p text:style-name="P1"><text:s text:c="2"/>}</text:p>
      <text:p text:style-name="P1"/>
      <text:p text:style-name="P1"><text:s text:c="2"/>useEffect(() =&gt; {</text:p>
      <text:p text:style-name="P1"><text:s text:c="4"/>const codigo = searchParams.get("codigo");</text:p>
      <text:p text:style-name="P1"><text:s text:c="4"/>if (codigo) {</text:p>
      <text:p text:style-name="P1"><text:s text:c="6"/>fetch(`/api/doador?codigo=${codigo}`)</text:p>
      <text:p text:style-name="P1"><text:s text:c="8"/>.then((response) =&gt; response.json())</text:p>
      <text:p text:style-name="P1"><text:s text:c="8"/>.then((data) =&gt; {</text:p>
      <text:p text:style-name="P1"><text:s text:c="10"/>const form = document.querySelector("form") as HTMLFormElement;</text:p>
      <text:p text:style-name="P1"><text:s text:c="10"/>form.nome.value = data.nome;</text:p>
      <text:p text:style-name="P1"><text:s text:c="10"/>form.cpf.value = data.cpf;</text:p>
      <text:p text:style-name="P1"><text:s text:c="10"/>form.contato.value = data.contato;</text:p>
      <text:p text:style-name="P1"><text:soft-page-break/><text:s text:c="10"/>form.tipoSanguineo.value = data.tipoSanguineo;</text:p>
      <text:p text:style-name="P1"><text:s text:c="10"/>form.rh.value = data.rh;</text:p>
      <text:p text:style-name="P1"><text:s text:c="10"/>form.tipoRhCorretos.checked = data.tipoRhCorretos;</text:p>
      <text:p text:style-name="P1"><text:s text:c="8"/>});</text:p>
      <text:p text:style-name="P1"><text:s text:c="4"/>}</text:p>
      <text:p text:style-name="P1"><text:s text:c="2"/>},[searchParams]);</text:p>
      <text:p text:style-name="P1"><text:s text:c="2"/>return (</text:p>
      <text:p text:style-name="P1"><text:s text:c="4"/>&lt;main&gt;</text:p>
      <text:p text:style-name="P1"><text:s text:c="6"/>&lt;Card className="w-[400px] h-max py-2"&gt;</text:p>
      <text:p text:style-name="P1"><text:s text:c="8"/>&lt;CardHeader&gt;</text:p>
      <text:p text:style-name="P1"><text:s text:c="10"/>&lt;h1 className="w-full text-2xl font-bold text-center"&gt;</text:p>
      <text:p text:style-name="P1"><text:s text:c="12"/>Mudar Usuário</text:p>
      <text:p text:style-name="P1"><text:s text:c="10"/>&lt;/h1&gt;</text:p>
      <text:p text:style-name="P1"><text:s text:c="8"/>&lt;/CardHeader&gt;</text:p>
      <text:p text:style-name="P1"><text:s text:c="8"/>&lt;CardBody&gt;</text:p>
      <text:p text:style-name="P1"><text:s text:c="10"/>&lt;form onSubmit={handleSubmit} className="space-y-4 grid"&gt;</text:p>
      <text:p text:style-name="P1"><text:s text:c="12"/>&lt;Input</text:p>
      <text:p text:style-name="P1"><text:s text:c="14"/>label="Código"</text:p>
      <text:p text:style-name="P1"><text:s text:c="14"/>name="codigo"</text:p>
      <text:p text:style-name="P1"><text:s text:c="14"/>placeholder="Digite seu código"</text:p>
      <text:p text:style-name="P1"><text:s text:c="14"/>defaultValue={codigo?.toString() ?? ""}</text:p>
      <text:p text:style-name="P1"><text:s text:c="14"/>/&gt;</text:p>
      <text:p text:style-name="P1"/>
      <text:p text:style-name="P1"><text:s text:c="12"/>&lt;Input</text:p>
      <text:p text:style-name="P1"><text:s text:c="14"/>label="Nome"</text:p>
      <text:p text:style-name="P1"><text:s text:c="14"/>name="nome"</text:p>
      <text:p text:style-name="P1"><text:s text:c="14"/>placeholder="Digite seu nome"</text:p>
      <text:p text:style-name="P1"><text:s text:c="12"/>/&gt;</text:p>
      <text:p text:style-name="P1"><text:s text:c="12"/>&lt;Input</text:p>
      <text:p text:style-name="P1"><text:s text:c="14"/>label="CPF"</text:p>
      <text:p text:style-name="P1"><text:s text:c="14"/>name="cpf"</text:p>
      <text:p text:style-name="P1"><text:s text:c="14"/>placeholder="Digite seu CPF"</text:p>
      <text:p text:style-name="P1"><text:s text:c="12"/>/&gt;</text:p>
      <text:p text:style-name="P1"><text:s text:c="12"/>&lt;Input</text:p>
      <text:p text:style-name="P1"><text:s text:c="14"/>label="Contato"</text:p>
      <text:p text:style-name="P1"><text:s text:c="14"/>name="contato"</text:p>
      <text:p text:style-name="P1"><text:s text:c="14"/>placeholder="Digite seu contato"</text:p>
      <text:p text:style-name="P1"><text:s text:c="12"/>/&gt;</text:p>
      <text:p text:style-name="P1"><text:s text:c="12"/>&lt;Select</text:p>
      <text:p text:style-name="P1"><text:s text:c="14"/>label="Tipo Sanguíneo"</text:p>
      <text:p text:style-name="P1"><text:s text:c="14"/>placeholder="Selecione"</text:p>
      <text:p text:style-name="P1"><text:s text:c="14"/>name="tipoSanguineo"</text:p>
      <text:p text:style-name="P1"><text:s text:c="12"/>&gt;</text:p>
      <text:p text:style-name="P1"><text:s text:c="14"/>&lt;SelectItem key="A" value="A"&gt;</text:p>
      <text:p text:style-name="P1"><text:s text:c="16"/>A</text:p>
      <text:p text:style-name="P1"><text:s text:c="14"/>&lt;/SelectItem&gt;</text:p>
      <text:p text:style-name="P1"><text:s text:c="14"/>&lt;SelectItem key="B" value="B"&gt;</text:p>
      <text:p text:style-name="P1"><text:s text:c="16"/>B</text:p>
      <text:p text:style-name="P1"><text:s text:c="14"/>&lt;/SelectItem&gt;</text:p>
      <text:p text:style-name="P1"><text:s text:c="14"/>&lt;SelectItem key="AB" value="AB"&gt;</text:p>
      <text:p text:style-name="P1"><text:s text:c="16"/>AB</text:p>
      <text:p text:style-name="P1"><text:s text:c="14"/>&lt;/SelectItem&gt;</text:p>
      <text:p text:style-name="P1"><text:soft-page-break/><text:s text:c="14"/>&lt;SelectItem key="O" value="O"&gt;</text:p>
      <text:p text:style-name="P1"><text:s text:c="16"/>O</text:p>
      <text:p text:style-name="P1"><text:s text:c="14"/>&lt;/SelectItem&gt;</text:p>
      <text:p text:style-name="P1"><text:s text:c="12"/>&lt;/Select&gt;</text:p>
      <text:p text:style-name="P1"><text:s text:c="12"/>&lt;RadioGroup</text:p>
      <text:p text:style-name="P1"><text:s text:c="14"/>name="rh"</text:p>
      <text:p text:style-name="P1"><text:s text:c="14"/>label="Rh"</text:p>
      <text:p text:style-name="P1"><text:s text:c="14"/>orientation="horizontal"</text:p>
      <text:p text:style-name="P1"><text:s text:c="12"/>&gt;</text:p>
      <text:p text:style-name="P1"><text:s text:c="14"/>&lt;Radio key="positivo" value="POSITIVO"&gt;</text:p>
      <text:p text:style-name="P1"><text:s text:c="16"/>Positivo</text:p>
      <text:p text:style-name="P1"><text:s text:c="14"/>&lt;/Radio&gt;</text:p>
      <text:p text:style-name="P1"><text:s text:c="14"/>&lt;Radio key="negativo" value="NEGATIVO"&gt;</text:p>
      <text:p text:style-name="P1"><text:s text:c="16"/>Negativo</text:p>
      <text:p text:style-name="P1"><text:s text:c="14"/>&lt;/Radio&gt;</text:p>
      <text:p text:style-name="P1"><text:s text:c="12"/>&lt;/RadioGroup&gt;</text:p>
      <text:p text:style-name="P1"><text:s text:c="12"/>&lt;Checkbox className="block" name="tipoRhCorretos" value="true"&gt;</text:p>
      <text:p text:style-name="P1"><text:s text:c="14"/>Tipo Sanguíneo e Rh corretos</text:p>
      <text:p text:style-name="P1"><text:s text:c="12"/>&lt;/Checkbox&gt;</text:p>
      <text:p text:style-name="P1"><text:s text:c="12"/>&lt;Button type="submit" className="justify-self-center"&gt;</text:p>
      <text:p text:style-name="P1"><text:s text:c="14"/>Mudar</text:p>
      <text:p text:style-name="P1"><text:s text:c="12"/>&lt;/Button&gt;</text:p>
      <text:p text:style-name="P1"><text:s text:c="10"/>&lt;/form&gt;</text:p>
      <text:p text:style-name="P1"><text:s text:c="8"/>&lt;/CardBody&gt;</text:p>
      <text:p text:style-name="P1"><text:s text:c="6"/>&lt;/Card&gt;</text:p>
      <text:p text:style-name="P1"><text:s text:c="4"/>&lt;/main&gt;</text:p>
      <text:p text:style-name="P1"><text:s text:c="2"/>);</text:p>
      <text:p text:style-name="P1">}</text:p>
      <text:p text:style-name="P1"/>
      <text:p text:style-name="P1"/>
      <text:p text:style-name="P1">//<text:span text:style-name="T1">Na pasta “app” criar a pasta “resultDoador” com o arquivo page.tsx :</text:span></text:p>
      <text:p text:style-name="P1">//<text:span text:style-name="T1">OBS:caso erro o código esta no arquivo ”codigo5”</text:span></text:p>
      <text:p text:style-name="P1"/>
      <text:p text:style-name="P1">"use client";</text:p>
      <text:p text:style-name="P1">import { useSearchParams } from "next/navigation";</text:p>
      <text:p text:style-name="P1">import React, { useEffect, useState, useMemo, useCallback } from "react";</text:p>
      <text:p text:style-name="P1">import { Table, TableHeader, TableColumn, TableBody, TableRow, TableCell } from "@nextui-org/table";</text:p>
      <text:p text:style-name="P1">import { Button } from "@nextui-org/button";</text:p>
      <text:p text:style-name="P1">import Link from "next/link";</text:p>
      <text:p text:style-name="P1">import { Pagination } from "@nextui-org/pagination";</text:p>
      <text:p text:style-name="P1">import { Spinner } from "@nextui-org/spinner";</text:p>
      <text:p text:style-name="P1">import { Doacao } from "@prisma/client";</text:p>
      <text:p text:style-name="P1"/>
      <text:p text:style-name="P1">const columns = [</text:p>
      <text:p text:style-name="P1"><text:s text:c="2"/>{ key: "codigo", label: "Código" },</text:p>
      <text:p text:style-name="P1"><text:s text:c="2"/>{ key: "nome", label: "Nome do Doador" },</text:p>
      <text:p text:style-name="P1"><text:s text:c="2"/>{ key: "volume", label: "Volume (mL)" },</text:p>
      <text:p text:style-name="P1"><text:s text:c="2"/>{ key: "tipoSanguineo", label: "Tipo Sanguíneo (com RH)" },</text:p>
      <text:p text:style-name="P1"><text:s text:c="2"/>{ key: "data", label: "Data" },</text:p>
      <text:p text:style-name="P1">];</text:p>
      <text:p text:style-name="P1"/>
      <text:p text:style-name="P1"><text:soft-page-break/>export default function ResultDoador() {</text:p>
      <text:p text:style-name="P1"><text:s text:c="2"/>const searchParams = useSearchParams();</text:p>
      <text:p text:style-name="P1"><text:s text:c="2"/>const [doacoes, setDoacoes] = useState&lt;Doacao[]&gt;([]);</text:p>
      <text:p text:style-name="P1"><text:s text:c="2"/>const [loading, setLoading] = useState(true);</text:p>
      <text:p text:style-name="P1"><text:s text:c="2"/>const [page, setPage] = useState(1);</text:p>
      <text:p text:style-name="P1"><text:s text:c="2"/>const rowsPerPage = 7;</text:p>
      <text:p text:style-name="P1"/>
      <text:p text:style-name="P1"><text:s text:c="2"/>useEffect(() =&gt; {</text:p>
      <text:p text:style-name="P1"><text:s text:c="4"/>const fetchDoadores = async () =&gt; {</text:p>
      <text:p text:style-name="P1"><text:s text:c="6"/>const response = await fetch("/api/doacao?" + searchParams.toString());</text:p>
      <text:p text:style-name="P1"><text:s text:c="6"/>let data: Doacao[] = await response.json();</text:p>
      <text:p text:style-name="P1"><text:s text:c="6"/>const start = searchParams.get("start");</text:p>
      <text:p text:style-name="P1"><text:s text:c="6"/>const end = searchParams.get("end");</text:p>
      <text:p text:style-name="P1"><text:s text:c="6"/>if (start &amp;&amp; end) {</text:p>
      <text:p text:style-name="P1"><text:s text:c="8"/>const startDate = new Date(start);</text:p>
      <text:p text:style-name="P1"><text:s text:c="8"/>const endDate = new Date(end);</text:p>
      <text:p text:style-name="P1"><text:s text:c="8"/>data = data.filter((doacao) =&gt; {</text:p>
      <text:p text:style-name="P1"><text:s text:c="10"/>const doacaoDate = new Date(doacao.data);</text:p>
      <text:p text:style-name="P1"><text:s text:c="10"/>return doacaoDate &gt;= startDate &amp;&amp; doacaoDate &lt;= endDate;</text:p>
      <text:p text:style-name="P1"><text:s text:c="8"/>});</text:p>
      <text:p text:style-name="P1"><text:s text:c="6"/>}</text:p>
      <text:p text:style-name="P1"><text:s text:c="6"/>setDoacoes(data);</text:p>
      <text:p text:style-name="P1"><text:s text:c="6"/>setLoading(false);</text:p>
      <text:p text:style-name="P1"><text:s text:c="4"/>};</text:p>
      <text:p text:style-name="P1"/>
      <text:p text:style-name="P1"><text:s text:c="4"/>fetchDoadores();</text:p>
      <text:p text:style-name="P1"><text:s text:c="2"/>}, [searchParams]);</text:p>
      <text:p text:style-name="P1"/>
      <text:p text:style-name="P1"><text:s text:c="2"/>const items = useMemo(() =&gt; {</text:p>
      <text:p text:style-name="P1"><text:s text:c="4"/>const start = (page - 1) * rowsPerPage;</text:p>
      <text:p text:style-name="P1"><text:s text:c="4"/>return doacoes.slice(start, start + rowsPerPage);</text:p>
      <text:p text:style-name="P1"><text:s text:c="2"/>}, [page, doacoes]);</text:p>
      <text:p text:style-name="P1"/>
      <text:p text:style-name="P1"><text:s text:c="2"/>const renderCell = useCallback((doacao:any, columnKey:any) =&gt; {</text:p>
      <text:p text:style-name="P1"><text:s text:c="4"/>const cellValue = doacao[columnKey];</text:p>
      <text:p text:style-name="P1"><text:s text:c="4"/>switch (columnKey) {</text:p>
      <text:p text:style-name="P1"><text:s text:c="6"/>case "tipoSanguineo":</text:p>
      <text:p text:style-name="P1"><text:s text:c="8"/>return &lt;span className="w-full text-center"&gt;{`${cellValue} ${doacao.rh === "POSITIVO" ? "+" : "-"}`}&lt;/span&gt;;</text:p>
      <text:p text:style-name="P1"><text:s text:c="6"/>case "nome":</text:p>
      <text:p text:style-name="P1"><text:s text:c="8"/>return &lt;span className="w-full text-center"&gt;{doacao.doador.nome}&lt;/span&gt;;</text:p>
      <text:p text:style-name="P1"><text:s text:c="6"/>case "data":</text:p>
      <text:p text:style-name="P1"><text:s text:c="8"/>return &lt;span className="w-full text-center"&gt;{`${doacao.data.split("-").reverse().join("/")} ${doacao.hora.slice(0, 5)}`}&lt;/span&gt;;</text:p>
      <text:p text:style-name="P1"><text:s text:c="6"/>default:</text:p>
      <text:p text:style-name="P1"><text:s text:c="8"/>return cellValue;</text:p>
      <text:p text:style-name="P1"><text:s text:c="4"/>}</text:p>
      <text:p text:style-name="P1"><text:s text:c="2"/>}, []);</text:p>
      <text:p text:style-name="P1"/>
      <text:p text:style-name="P1"><text:s text:c="2"/>return (</text:p>
      <text:p text:style-name="P1"><text:s text:c="4"/>&lt;main&gt;</text:p>
      <text:p text:style-name="P1"><text:s text:c="6"/>{loading ? (</text:p>
      <text:p text:style-name="P1"><text:soft-page-break/><text:s text:c="8"/>&lt;Spinner className="mb-3" /&gt;</text:p>
      <text:p text:style-name="P1"><text:s text:c="6"/>) : (</text:p>
      <text:p text:style-name="P1"><text:s text:c="8"/>&lt;&gt;</text:p>
      <text:p text:style-name="P1"><text:s text:c="10"/>&lt;Table className="w-[800px] h-[500px]" topContent={&lt;Button className="w-max"&gt;&lt;Link href="/resultDoacao"&gt;Tirar Filtros&lt;/Link&gt;&lt;/Button&gt;}&gt;</text:p>
      <text:p text:style-name="P1"><text:s text:c="12"/>&lt;TableHeader columns={columns}&gt;</text:p>
      <text:p text:style-name="P1"><text:s text:c="14"/>{column =&gt; &lt;TableColumn key={column.key}&gt;{column.label}&lt;/TableColumn&gt;}</text:p>
      <text:p text:style-name="P1"><text:s text:c="12"/>&lt;/TableHeader&gt;</text:p>
      <text:p text:style-name="P1"><text:s text:c="12"/>&lt;TableBody items={items}&gt;</text:p>
      <text:p text:style-name="P1"><text:s text:c="14"/>{item =&gt; (</text:p>
      <text:p text:style-name="P1"><text:s text:c="16"/>&lt;TableRow key={item.codigo}&gt;</text:p>
      <text:p text:style-name="P1"><text:s text:c="18"/>{columnKey =&gt; &lt;TableCell&gt;{renderCell(item, columnKey)}&lt;/TableCell&gt;}</text:p>
      <text:p text:style-name="P1"><text:s text:c="16"/>&lt;/TableRow&gt;</text:p>
      <text:p text:style-name="P1"><text:s text:c="14"/>)}</text:p>
      <text:p text:style-name="P1"><text:s text:c="12"/>&lt;/TableBody&gt;</text:p>
      <text:p text:style-name="P1"><text:s text:c="10"/>&lt;/Table&gt;</text:p>
      <text:p text:style-name="P1"><text:s text:c="10"/>{Math.ceil(doacoes.length / rowsPerPage) &gt; 1 &amp;&amp; (</text:p>
      <text:p text:style-name="P1"><text:s text:c="12"/>&lt;Pagination page={page} total={Math.ceil(doacoes.length / rowsPerPage)} onChange={setPage} /&gt;</text:p>
      <text:p text:style-name="P1"><text:s text:c="10"/>)}</text:p>
      <text:p text:style-name="P1"><text:s text:c="8"/>&lt;/&gt;</text:p>
      <text:p text:style-name="P1"><text:s text:c="6"/>)}</text:p>
      <text:p text:style-name="P1"><text:s text:c="4"/>&lt;/main&gt;</text:p>
      <text:p text:style-name="P1"><text:s text:c="2"/>);</text:p>
      <text:p text:style-name="P1">}</text:p>
      <text:p text:style-name="P1"/>
      <text:p text:style-name="P1">// <text:span text:style-name="T2">Rode o comando:</text:span></text:p>
      <text:p text:style-name="P1"/>
      <text:p text:style-name="P3">npm run de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57:58.860573399</meta:creation-date>
    <meta:generator>LibreOffice/7.3.7.2$Linux_X86_64 LibreOffice_project/30$Build-2</meta:generator>
    <dc:date>2024-06-11T19:46:15.582679915</dc:date>
    <meta:editing-duration>PT27M19S</meta:editing-duration>
    <meta:editing-cycles>3</meta:editing-cycles>
    <meta:document-statistic meta:table-count="0" meta:image-count="0" meta:object-count="0" meta:page-count="14" meta:paragraph-count="621" meta:word-count="1918" meta:character-count="20334" meta:non-whitespace-character-count="14405"/>
  </office:meta>
</office:document-meta>
</file>